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ndardSymL" svg:font-family="StandardSymL"/>
    <style:font-face style:name="LiberationSans" svg:font-family="LiberationSans" style:font-family-generic="swiss"/>
    <style:font-face style:name="LiberationSans-Bold" svg:font-family="LiberationSans-Bold" style:font-family-generic="swiss"/>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Arial1" svg:font-family="Arial" style:font-adornments="Italique"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66cm" fo:margin-left="-0.042cm" fo:margin-right="-0.023cm" table:align="margins"/>
    </style:style>
    <style:style style:name="Tableau1.A" style:family="table-column">
      <style:table-column-properties style:column-width="17.066cm" style:rel-column-width="9675*"/>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0.002cm solid #000000" fo:border-top="none" fo:border-bottom="0.002cm solid #000000"/>
    </style:style>
    <style:style style:name="Tableau1.5" style:family="table-row">
      <style:table-row-properties style:min-row-height="0.833cm"/>
    </style:style>
    <style:style style:name="Tableau2" style:family="table">
      <style:table-properties style:width="16.986cm" fo:margin-left="0.037cm" fo:margin-right="-0.023cm" table:align="margins"/>
    </style:style>
    <style:style style:name="Tableau2.A" style:family="table-column">
      <style:table-column-properties style:column-width="16.986cm" style:rel-column-width="9630*"/>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3" style:family="table">
      <style:table-properties style:width="17.039cm" fo:margin-left="-0.016cm" fo:margin-right="-0.023cm" table:align="margins"/>
    </style:style>
    <style:style style:name="Tableau3.A" style:family="table-column">
      <style:table-column-properties style:column-width="17.039cm" style:rel-column-width="9660*"/>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4" style:family="table">
      <style:table-properties style:width="17.013cm" fo:margin-left="0cm" fo:margin-right="-0.012cm" table:align="margins"/>
    </style:style>
    <style:style style:name="Tableau4.A" style:family="table-column">
      <style:table-column-properties style:column-width="17.013cm" style:rel-column-width="9645*"/>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17cm" style:rel-column-width="963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4pt" style:font-size-asian="14pt" style:font-size-complex="14pt"/>
    </style:style>
    <style:style style:name="P3" style:family="paragraph" style:parent-style-name="Standard" style:list-style-name="">
      <style:paragraph-properties style:text-autospace="none"/>
      <style:text-properties fo:color="#000000" style:text-position="0% 100%" style:font-name="Times New Roman1" fo:font-size="12pt" style:font-size-asian="12pt" style:font-size-complex="12pt"/>
    </style:style>
    <style:style style:name="P4" style:family="paragraph" style:parent-style-name="Standard" style:list-style-name="">
      <style:paragraph-properties fo:text-align="start" style:justify-single-word="false" style:text-autospace="none"/>
      <style:text-properties fo:color="#000000" style:font-name="Times New Roman1" fo:font-size="12pt" style:font-size-asian="12pt" style:font-size-complex="12pt"/>
    </style:style>
    <style:style style:name="P5" style:family="paragraph" style:parent-style-name="Standard" style:list-style-name="">
      <style:paragraph-properties style:text-autospace="none"/>
      <style:text-properties fo:color="#000000" style:font-name="Times New Roman1" fo:font-size="12pt" style:font-size-asian="12pt" style:font-size-complex="12pt"/>
    </style:style>
    <style:style style:name="P6" style:family="paragraph" style:parent-style-name="Standard" style:list-style-name="">
      <style:paragraph-properties fo:text-align="start" style:justify-single-word="false" style:text-autospace="none"/>
      <style:text-properties fo:color="#000000" style:font-name="Times New Roman1" fo:font-size="12pt" fo:font-weight="normal" style:font-size-asian="12pt" style:font-weight-asian="normal" style:font-size-complex="12pt" style:font-weight-complex="normal"/>
    </style:style>
    <style:style style:name="P7" style:family="paragraph" style:parent-style-name="Standard" style:list-style-name="">
      <style:paragraph-properties fo:text-align="start" style:justify-single-word="false" style:text-autospace="none"/>
      <style:text-properties fo:color="#000000" style:font-name="Times New Roman1" fo:font-size="12pt" fo:font-weight="bold" style:font-size-asian="12pt" style:font-weight-asian="bold" style:font-size-complex="12pt" style:font-weight-complex="bold"/>
    </style:style>
    <style:style style:name="P8" style:family="paragraph" style:parent-style-name="Standard">
      <style:text-properties fo:color="#000000" style:font-name="Times New Roman1" fo:font-size="12pt" fo:font-weight="bold" style:font-name-asian="LiberationSans-Bold" style:font-size-asian="12pt" style:font-weight-asian="bold" style:font-name-complex="LiberationSans-Bold" style:font-size-complex="12pt" style:font-weight-complex="bold"/>
    </style:style>
    <style:style style:name="P9" style:family="paragraph" style:parent-style-name="Standard" style:list-style-name="">
      <style:paragraph-properties fo:text-align="start" style:justify-single-word="false" style:text-autospace="none"/>
      <style:text-properties fo:color="#000000" style:font-name="Times New Roman1" fo:font-size="12pt" style:font-name-asian="LiberationSans-Bold" style:font-size-asian="12pt" style:font-name-complex="LiberationSans-Bold" style:font-size-complex="12pt"/>
    </style:style>
    <style:style style:name="P10" style:family="paragraph" style:parent-style-name="Standard" style:list-style-name="">
      <style:paragraph-properties fo:text-align="start" style:justify-single-word="false" style:text-autospace="none"/>
      <style:text-properties fo:color="#000000" style:font-name="Times New Roman1" fo:font-size="12pt" style:font-name-asian="LiberationSans" style:font-size-asian="12pt" style:font-name-complex="LiberationSans" style:font-size-complex="12pt"/>
    </style:style>
    <style:style style:name="P11" style:family="paragraph" style:parent-style-name="Standard" style:list-style-name="">
      <style:paragraph-properties fo:text-align="start" style:justify-single-word="false" style:text-autospace="none"/>
      <style:text-properties style:font-name="Times New Roman1" fo:font-size="12pt" style:font-size-asian="12pt" style:font-size-complex="12pt"/>
    </style:style>
    <style:style style:name="P12" style:family="paragraph" style:parent-style-name="Table_20_Contents" style:list-style-name="">
      <style:paragraph-properties fo:text-align="start" style:justify-single-word="false" style:text-autospace="none"/>
      <style:text-properties style:font-name="Times New Roman1" fo:font-size="12pt" fo:font-weight="bold" style:font-name-asian="LiberationSans-Bold" style:font-size-asian="12pt" style:font-weight-asian="bold" style:font-name-complex="LiberationSans-Bold" style:font-size-complex="12pt" style:font-weight-complex="bold"/>
    </style:style>
    <style:style style:name="P13" style:family="paragraph" style:parent-style-name="Table_20_Contents">
      <style:text-properties style:font-name="Times New Roman1" fo:font-size="12pt" fo:font-weight="bold" style:font-size-asian="12pt" style:font-weight-asian="bold" style:font-size-complex="12pt" style:font-weight-complex="bold"/>
    </style:style>
    <style:style style:name="P14" style:family="paragraph" style:parent-style-name="Table_20_Contents">
      <style:text-properties style:font-name="Times New Roman1" fo:font-size="12pt" style:font-size-asian="12pt" style:font-size-complex="12pt"/>
    </style:style>
    <style:style style:name="P15" style:family="paragraph" style:parent-style-name="Table_20_Contents">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style:font-name-asian="LiberationSans" style:font-weight-asian="bold" style:font-name-complex="LiberationSans" style:font-weight-complex="bold"/>
    </style:style>
    <style:style style:name="T3" style:family="text">
      <style:text-properties fo:font-weight="bold" style:font-name-asian="LiberationSans-Bold" style:font-weight-asian="bold" style:font-name-complex="LiberationSans-Bold" style:font-weight-complex="bold"/>
    </style:style>
    <style:style style:name="T4" style:family="text">
      <style:text-properties fo:color="#000081" style:font-name-asian="LiberationSans" style:font-name-complex="LiberationSans"/>
    </style:style>
    <style:style style:name="T5" style:family="text">
      <style:text-properties style:font-name-asian="LiberationSans" style:font-name-complex="LiberationSans"/>
    </style:style>
    <style:style style:name="T6" style:family="text">
      <style:text-properties fo:font-weight="normal" style:font-name-asian="LiberationSans" style:font-weight-asian="normal" style:font-name-complex="LiberationSans" style:font-weight-complex="normal"/>
    </style:style>
    <style:style style:name="T7" style:family="text">
      <style:text-properties style:font-name-asian="LiberationSans-Bold" style:font-name-complex="LiberationSans-Bold"/>
    </style:style>
    <style:style style:name="T8" style:family="text">
      <style:text-properties fo:color="#000000" style:font-name-asian="LiberationSans" style:font-name-complex="LiberationSans"/>
    </style:style>
    <style:style style:name="T9" style:family="text">
      <style:text-properties style:font-name-asian="StandardSymL" style:font-name-complex="StandardSym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2">GSB FRAIS – Description des cas d'utilisation</text:p>
      <text:p text:style-name="P1"/>
      <table:table table:name="Tableau1" table:style-name="Tableau1">
        <table:table-column table:style-name="Tableau1.A"/>
        <table:table-row>
          <table:table-cell table:style-name="Tableau1.A1" office:value-type="string">
            <text:p text:style-name="P12"><text:span text:style-name="T5">Nom du cas d'utilisation: <text:s/></text:span><text:span text:style-name="T6">Se connecter</text:span><text:span text:style-name="T5"> </text:span></text:p>
          </table:table-cell>
        </table:table-row>
        <table:table-row>
          <table:table-cell table:style-name="Tableau1.A2" office:value-type="string">
            <text:p text:style-name="P6"><text:span text:style-name="T3">Acteur déclencheur :</text:span><text:span text:style-name="T7"> </text:span><text:span text:style-name="T5">Visiteur médical ou Comptable</text:span></text:p>
          </table:table-cell>
        </table:table-row>
        <table:table-row>
          <table:table-cell table:style-name="Tableau1.A2" office:value-type="string">
            <text:p text:style-name="P4"><text:span text:style-name="T3">Pré conditions : </text:span><text:span text:style-name="T6">Néant</text:span></text:p>
          </table:table-cell>
        </table:table-row>
        <table:table-row>
          <table:table-cell table:style-name="Tableau1.A2" office:value-type="string">
            <text:p text:style-name="P3"><text:span text:style-name="T3">Post conditions : </text:span><text:span text:style-name="T6">L’utilisateur est reconnu visiteur médical ou comptable </text:span></text:p>
          </table:table-cell>
        </table:table-row>
        <table:table-row table:style-name="Tableau1.5">
          <table:table-cell table:style-name="Tableau1.A2" office:value-type="string">
            <text:p text:style-name="P7"><text:span text:style-name="T5">Scénario nominal : </text:span></text:p>
            <text:p text:style-name="P4"><text:span text:style-name="T5"><text:tab/>1 . Le système affiche un formulaire de connexion </text:span></text:p>
            <text:p text:style-name="P4"><text:span text:style-name="T5"><text:tab/>2 . L'utilisateur saisit son login et son mot de passe et valide </text:span></text:p>
            <text:p text:style-name="P11"><text:span text:style-name="T8"><text:tab/>3 . Le système contrôle les informations de connexion, informe que le profil Visiteur ou <text:tab/> <text:tab/> <text:s text:c="4"/>Comptable est activé, et maintient affichée l'identité du visiteur médical / comptable <text:tab/> <text:tab/> <text:s text:c="4"/>connecté</text:span><text:span text:style-name="T4">. </text:span></text:p>
          </table:table-cell>
        </table:table-row>
        <table:table-row>
          <table:table-cell table:style-name="Tableau1.A2" office:value-type="string">
            <text:p text:style-name="P13">Exceptions : </text:p>
            <text:p text:style-name="P14"><text:tab/>3 . a : le nom et/ou le mot de passe n’est pas valide </text:p>
            <text:p text:style-name="P14"><text:tab/><text:tab/>3 . a.1 Le système en informe l’utilisateur ; retour à l'étape 1 </text:p>
            <text:p text:style-name="P14"><text:tab/>4 . L’utilisateur demande à se déconnecter </text:p>
            <text:p text:style-name="P14"><text:tab/>5 . Le système déconnecte l’utilisateur </text:p>
          </table:table-cell>
        </table:table-row>
      </table:table>
      <text:p text:style-name="Standard"/>
      <table:table table:name="Tableau2" table:style-name="Tableau2">
        <table:table-column table:style-name="Tableau2.A"/>
        <table:table-row>
          <table:table-cell table:style-name="Tableau2.A1" office:value-type="string">
            <text:p text:style-name="P12"><text:span text:style-name="T5">Nom du cas d'utilisation: <text:s/></text:span><text:span text:style-name="T6">Renseigner fiche de frais</text:span></text:p>
          </table:table-cell>
        </table:table-row>
        <table:table-row>
          <table:table-cell table:style-name="Tableau2.A2" office:value-type="string">
            <text:p text:style-name="P6"><text:span text:style-name="T3">Acteur déclencheur :</text:span><text:span text:style-name="T7"> </text:span><text:span text:style-name="T5">Visiteur médical</text:span></text:p>
          </table:table-cell>
        </table:table-row>
        <table:table-row>
          <table:table-cell table:style-name="Tableau2.A2" office:value-type="string">
            <text:p text:style-name="P4"><text:span text:style-name="T3">Pré conditions : </text:span><text:span text:style-name="T2"><text:s/></text:span><text:span text:style-name="T6">Visiteur médical authentifié</text:span></text:p>
          </table:table-cell>
        </table:table-row>
        <table:table-row>
          <table:table-cell table:style-name="Tableau2.A2" office:value-type="string">
            <text:p text:style-name="P3"><text:span text:style-name="T3">Post conditions : </text:span><text:span text:style-name="T5">L’utilisateur est reconnu visiteur médical ou comptable</text:span></text:p>
          </table:table-cell>
        </table:table-row>
        <table:table-row>
          <table:table-cell table:style-name="Tableau2.A2" office:value-type="string">
            <text:p text:style-name="P7"><text:span text:style-name="T5">Scénario nominal : </text:span></text:p>
            <text:p text:style-name="P4"><text:span text:style-name="T5"><text:tab/>1 . L’utilisateur demande à saisir un ou plusieurs frais pour le mois courant. </text:span></text:p>
            <text:p text:style-name="P4"><text:span text:style-name="T5"><text:tab/>2 . Le système retourne les frais actuellement saisis -éléments forfaitisés et hors forfait</text:span></text:p>
            <text:p text:style-name="P4"><text:span text:style-name="T5"><text:tab/> <text:s text:c="4"/>pour le mois courant. </text:span></text:p>
            <text:p text:style-name="P4"><text:span text:style-name="T5"><text:tab/>3 . L’utilisateur modifie une ou des valeurs des frais au forfait et demande la validation. </text:span></text:p>
            <text:p text:style-name="P4"><text:span text:style-name="T5"><text:tab/>4 . Le système enregistre cette ou ces modifications et retourne ces valeurs à jour. </text:span></text:p>
            <text:p text:style-name="P4"><text:span text:style-name="T5"><text:tab/>5 . L’utilisateur ajoute un nouveau frais hors forfait en renseignant les différents champs </text:span></text:p>
            <text:p text:style-name="P4"><text:span text:style-name="T5"><text:tab/> <text:s text:c="3"/>date d'engagement, libellé, montant -et valide. </text:span></text:p>
            <text:p text:style-name="P4"><text:span text:style-name="T5"><text:tab/>6 . Le système enregistre la ligne de frais hors forfait. </text:span></text:p>
          </table:table-cell>
        </table:table-row>
        <table:table-row>
          <table:table-cell table:style-name="Tableau2.A2" office:value-type="string">
            <text:p text:style-name="P8">Exceptions :</text:p>
            <text:p text:style-name="P9"><text:span text:style-name="T9"><text:tab/></text:span><text:span text:style-name="T5">2 . a C’est la première saisie pour le mois courant. Si ce n’est pas encore fait, le système <text:tab/> <text:s text:c="6"/>clôt la fiche du mois précédent et crée une nouvelle fiche de frais avec des valeurs <text:tab/> <text:tab/> <text:s text:c="6"/>initialisées à 0. Retour à 3.</text:span></text:p>
            <text:p text:style-name="P9"><text:span text:style-name="T9"><text:tab/></text:span><text:span text:style-name="T5">4 . a. Une valeur modifiée n’est pas numérique : le système indique 'Valeur numérique</text:span></text:p>
            <text:p text:style-name="P10"><text:tab/> <text:s text:c="7"/>attendue '. Retour à 3.</text:p>
            <text:p text:style-name="P9"><text:span text:style-name="T9"><text:tab/></text:span><text:span text:style-name="T5">6 . a Un des champs n'est pas renseigné : le système indique : 'Le champ date (ou libellé ou</text:span></text:p>
            <text:p text:style-name="P10"><text:tab/> <text:s text:c="7"/>montant) doit être renseigné'.</text:p>
            <text:p text:style-name="P9"><text:span text:style-name="T5"><text:tab/>6 . b La date d'engagement des frais hors forfait est invalide : le système indique 'La date</text:span></text:p>
            <text:p text:style-name="P10"><text:tab/> <text:s text:c="7"/>d'engagement doit être valide'. Retour à 5.</text:p>
            <text:p text:style-name="P9"><text:span text:style-name="T5"><text:tab/>6 . c La date d'engagement des frais hors forfait date de plus d’un an. Le système indique <text:tab/> <text:s text:c="7"/>'La date d'engagement doit se situer dans l’année écoulée'. Retour à 5.</text:span></text:p>
            <text:p text:style-name="P9"><text:span text:style-name="T5"><text:tab/>7 . L’utilisateur sélectionne un frais hors forfait pour suppression.</text:span></text:p>
            <text:p text:style-name="P5"><text:span text:style-name="T5"><text:tab/>8 . Le système enregistre cette suppression après une demande de confirmation</text:span></text:p>
          </table:table-cell>
        </table:table-row>
      </table:table>
      <text:p text:style-name="Text_20_body"><text:soft-page-break/></text:p>
      <table:table table:name="Tableau3" table:style-name="Tableau3">
        <table:table-column table:style-name="Tableau3.A"/>
        <table:table-row>
          <table:table-cell table:style-name="Tableau3.A1" office:value-type="string">
            <text:p text:style-name="Table_20_Contents"><text:span text:style-name="T1">Nom cas d’utilisation : </text:span>Consulter mes fiches de frais </text:p>
          </table:table-cell>
        </table:table-row>
        <table:table-row>
          <table:table-cell table:style-name="Tableau3.A2" office:value-type="string">
            <text:p text:style-name="Table_20_Contents"><text:span text:style-name="T1">Acteur déclencheur : </text:span>Visiteur médical </text:p>
          </table:table-cell>
        </table:table-row>
        <table:table-row>
          <table:table-cell table:style-name="Tableau3.A2" office:value-type="string">
            <text:p text:style-name="Table_20_Contents"><text:span text:style-name="T1">Pré conditions :</text:span> Visiteur médical authentifié </text:p>
          </table:table-cell>
        </table:table-row>
        <table:table-row>
          <table:table-cell table:style-name="Tableau3.A2" office:value-type="string">
            <text:p text:style-name="Table_20_Contents"><text:span text:style-name="T1">Post conditions :</text:span> néant </text:p>
          </table:table-cell>
        </table:table-row>
        <table:table-row>
          <table:table-cell table:style-name="Tableau3.A2" office:value-type="string">
            <text:p text:style-name="P15">Scénario nominal : </text:p>
            <text:p text:style-name="Table_20_Contents"><text:tab/>1 . L'utilisateur demande à consulter ses frais. </text:p>
            <text:p text:style-name="Table_20_Contents"><text:tab/>2 . Le système invite à sélectionner un mois donné. </text:p>
            <text:p text:style-name="Table_20_Contents"><text:tab/>3 . L'utilisateur sélectionne un mois donné, puis valide. </text:p>
            <text:p text:style-name="Table_20_Contents"><text:tab/>4 . Le système affiche l'état de la fiche de frais avec la date associée, les éléments <text:tab/> <text:s/><text:tab/> <text:s text:c="4"/>forfaitisés quantité pour chaque type de frais forfaitisé et non forfaitisés, montant, libellé <text:tab/> <text:s text:c="4"/>et date d'engagement existant pour la fiche de frais du mois demandé. </text:p>
            <text:p text:style-name="Table_20_Contents"/>
          </table:table-cell>
        </table:table-row>
        <table:table-row>
          <table:table-cell table:style-name="Tableau3.A2" office:value-type="string">
            <text:p text:style-name="P15">Questions ouvertes : </text:p>
            <text:p text:style-name="Table_20_Contents">La sélection d'un mois sera facilitée par l'IHM. Il est possible de proposer les mois pour lesquels le </text:p>
            <text:p text:style-name="Table_20_Contents">visiteur médical connecté dispose d'une fiche de frai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4" table:style-name="Tableau4">
        <table:table-column table:style-name="Tableau4.A"/>
        <text:soft-page-break/>
        <table:table-row>
          <table:table-cell table:style-name="Tableau4.A1" office:value-type="string">
            <text:p text:style-name="Table_20_Contents"><text:span text:style-name="T1">Nom cas d’utilisation : </text:span>Valider fiche de frais </text:p>
          </table:table-cell>
        </table:table-row>
        <table:table-row>
          <table:table-cell table:style-name="Tableau4.A2" office:value-type="string">
            <text:p text:style-name="Table_20_Contents"><text:span text:style-name="T1">Acteur déclencheur :</text:span> Comptable </text:p>
          </table:table-cell>
        </table:table-row>
        <table:table-row>
          <table:table-cell table:style-name="Tableau4.A2" office:value-type="string">
            <text:p text:style-name="Table_20_Contents"><text:span text:style-name="T1">Pré conditions :</text:span> Utilisateur Comptable authentifié, Les fiches du mois qui vient de s’achever sont clôturées lorsque les visiteurs créer leurs fiche de frais pour le nouveau mois. Le comptable dispose alors de tous les éléments pour évaluer la conformité des frais forfaitisés </text:p>
          </table:table-cell>
        </table:table-row>
        <table:table-row>
          <table:table-cell table:style-name="Tableau4.A2" office:value-type="string">
            <text:p text:style-name="Table_20_Contents"><text:span text:style-name="T1">Post conditions :</text:span> Néant </text:p>
          </table:table-cell>
        </table:table-row>
        <table:table-row>
          <table:table-cell table:style-name="Tableau4.A2" office:value-type="string">
            <text:p text:style-name="P15">Scénario nominal : </text:p>
            <text:p text:style-name="Table_20_Contents"><text:tab/>1 . L’utilisateur demande à valider les fiches de frais </text:p>
            <text:p text:style-name="Table_20_Contents"><text:tab/>2 . Le système propose de choisir le visiteur et le mois concernés </text:p>
            <text:p text:style-name="Table_20_Contents"><text:tab/>3 . L’utilisateur sélectionne les informations et valide </text:p>
            <text:p text:style-name="Table_20_Contents"><text:tab/>4 . Le système affiche le détail de la fiche de frais –frais forfaitisés et hors forfait </text:p>
            <text:p text:style-name="Table_20_Contents"><text:tab/>5 . L’utilisateur actualise les informations des frais forfaitisés. </text:p>
            <text:p text:style-name="Table_20_Contents"><text:tab/>6 . Le système indique que la modification a été prise en compte et affiche les informations </text:p>
            <text:p text:style-name="Table_20_Contents"><text:tab/> <text:s text:c="3"/>actualisées. </text:p>
            <text:p text:style-name="Table_20_Contents"><text:tab/>7 . L’utilisateur demande la suppression des lignes de frais hors forfait non valides </text:p>
            <text:p text:style-name="Table_20_Contents"><text:tab/>8 . Le système modifie le libellé en ajoutant en début le texte « REFUSE : ». </text:p>
            <text:p text:style-name="Table_20_Contents"><text:tab/>9 . L'utilisateur valide la fiche. </text:p>
            <text:p text:style-name="Table_20_Contents"><text:tab/>10 . Le système passe la fiche à l’état «Validée» et met à jour la date de modification de la </text:p>
            <text:p text:style-name="Table_20_Contents"><text:tab/> <text:s text:c="5"/>fiche. </text:p>
          </table:table-cell>
        </table:table-row>
        <table:table-row>
          <table:table-cell table:style-name="Tableau4.A2" office:value-type="string">
            <text:p text:style-name="P15">Exceptions : </text:p>
            <text:p text:style-name="Table_20_Contents"><text:tab/>4 . a : Aucune fiche de frais n’existe, le système affiche 'Pas de fiche de frais pour ce <text:tab/><text:tab/> <text:s text:c="9"/>visiteur ce mois'. Retour au 2 </text:p>
            <text:p text:style-name="Table_20_Contents"><text:tab/>7 . a : L'utilisateur demande le report des frais hors forfait pour lesquels une facture <text:tab/> <text:s text:c="2"/><text:tab/> <text:s text:c="9"/>acquittée n’a pas été reçue dans les temps. </text:p>
            <text:p text:style-name="Table_20_Contents"><text:tab/>8 . a : Le système ajoute la ligne hors forfait dans la fiche du mois suivant et la supprime de <text:tab/> <text:s text:c="9"/>la fiche courante. Si la fiche du mois suivant n’existe pas, le système génère une <text:tab/><text:tab/> <text:s text:c="9"/>nouvelle fiche pour le visiteur en cours de traitement et pour le mois suivant. Cette <text:tab/> <text:s text:c="9"/>nouvelle fiche a des valeurs à 0 pour les frais forfaitisés et est dans l’état « Saisie en <text:tab/> <text:s text:c="8"/>cours ». Retour au 9 </text:p>
            <text:p text:style-name="Table_20_Contents"><text:tab/>8 . b : le texte ainsi complété dépasse la taille maximale du champ « libelle » : le texte est </text:p>
            <text:p text:style-name="Table_20_Contents"><text:tab/> <text:s text:c="9"/>tronqué par la fin au nombre de caractères du champ « libelle » </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5" table:style-name="Tableau5">
        <table:table-column table:style-name="Tableau5.A"/>
        <text:soft-page-break/>
        <table:table-row>
          <table:table-cell table:style-name="Tableau5.A1" office:value-type="string">
            <text:p text:style-name="Table_20_Contents"><text:span text:style-name="T1">Nom cas d’utilisation :</text:span> Suivre le paiement fiche de frais </text:p>
          </table:table-cell>
        </table:table-row>
        <table:table-row>
          <table:table-cell table:style-name="Tableau5.A2" office:value-type="string">
            <text:p text:style-name="Table_20_Contents"><text:span text:style-name="T1">Acteur déclencheur :</text:span> Comptable </text:p>
          </table:table-cell>
        </table:table-row>
        <table:table-row>
          <table:table-cell table:style-name="Tableau5.A2" office:value-type="string">
            <text:p text:style-name="Table_20_Contents"><text:span text:style-name="T1">Pré conditions :</text:span> Utilisateur Comptable authentifié </text:p>
          </table:table-cell>
        </table:table-row>
        <table:table-row>
          <table:table-cell table:style-name="Tableau5.A2" office:value-type="string">
            <text:p text:style-name="Table_20_Contents"><text:span text:style-name="T1">Post conditions :</text:span> Néant </text:p>
          </table:table-cell>
        </table:table-row>
        <table:table-row>
          <table:table-cell table:style-name="Tableau5.A2" office:value-type="string">
            <text:p text:style-name="P15">Scénario nominal : </text:p>
            <text:p text:style-name="Table_20_Contents"><text:tab/>1. L’utilisateur demande à suivre le paiement les fiches de frais. </text:p>
            <text:p text:style-name="Table_20_Contents"><text:tab/>2. Le système propose de choisir une fiche de frais parmi celles à valider et mises en </text:p>
            <text:p text:style-name="Table_20_Contents"><text:tab/> <text:s text:c="3"/>paiement </text:p>
            <text:p text:style-name="Table_20_Contents"><text:tab/>3. L’utilisateur sélectionne les informations et valide </text:p>
            <text:p text:style-name="Table_20_Contents"><text:tab/>4. Le système affiche le détail de la fiche de frais –frais forfaitisés et hors forfait </text:p>
            <text:p text:style-name="Table_20_Contents"><text:tab/>5. L’utilisateur « Met en paiement » la fiche de frais </text:p>
            <text:p text:style-name="Table_20_Contents"><text:tab/>6. Le système modifie l’état de la fiche à « Mise en paiement » et met à jour la date de </text:p>
            <text:p text:style-name="Table_20_Contents"><text:tab/> <text:s text:c="3"/>modification. </text:p>
          </table:table-cell>
        </table:table-row>
        <table:table-row>
          <table:table-cell table:style-name="Tableau5.A2" office:value-type="string">
            <text:p text:style-name="Table_20_Contents"><text:span text:style-name="T1">Exceptions :</text:span> </text:p>
            <text:p text:style-name="Table_20_Contents"><text:tab/>4 . a : Aucune fiche de frais n’existe, le système affiche 'Pas de fiche de frais pour ce <text:tab/> <text:tab/> <text:s text:c="9"/>visiteur ce mois'. Retour au 2 </text:p>
            <text:p text:style-name="Table_20_Contents"><text:tab/>5 . a : L’utilisateur indique que la fiche a été effectivement payée </text:p>
            <text:p text:style-name="Table_20_Contents"><text:tab/>6 . a : Le système modifie l’état de la fiche à « Remboursée » et enregistre la date de </text:p>
            <text:p text:style-name="Table_20_Contents"><text:tab/> <text:s text:c="9"/>modification </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ndardSymL" svg:font-family="StandardSymL"/>
    <style:font-face style:name="LiberationSans" svg:font-family="LiberationSans" style:font-family-generic="swiss"/>
    <style:font-face style:name="LiberationSans-Bold" svg:font-family="LiberationSans-Bold" style:font-family-generic="swiss"/>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Arial1" svg:font-family="Arial" style:font-adornments="Italique"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05T21:15:50.92</meta:creation-date>
    <dc:date>2016-05-05T22:10:14.79</dc:date>
    <meta:editing-duration>PT53M31S</meta:editing-duration>
    <meta:editing-cycles>116</meta:editing-cycles>
    <meta:generator>OpenOffice/4.1.2$Win32 OpenOffice.org_project/412m3$Build-9782</meta:generator>
    <meta:document-statistic meta:table-count="5" meta:image-count="0" meta:object-count="0" meta:page-count="4" meta:paragraph-count="91" meta:word-count="1071" meta:character-count="6391"/>
  </office:meta>
</office:document-meta>
</file>